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2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size="10pt" fo:font-weight="normal" style:font-size-asian="10pt" style:font-weight-asian="normal" style:font-size-complex="10pt" style:font-weight-complex="normal" text:display="true"/>
    </style:style>
    <style:style style:name="P4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background-color="#cccccc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2.5598in"/>
        </style:tab-stops>
        <style:background-image/>
      </style:paragraph-properties>
      <style:text-properties fo:font-variant="normal" fo:text-transform="none" style:text-outline="false" style:text-line-through-style="none" fo:font-size="4pt" fo:font-style="normal" fo:font-weight="normal" style:font-size-asian="4pt" style:font-style-asian="normal" style:font-weight-asian="normal" style:font-style-complex="normal" style:font-weight-complex="normal" text:display="true"/>
    </style:style>
    <style:style style:name="P6" style:family="paragraph" style:parent-style-name="Standard">
      <style:paragraph-properties fo:background-color="#cccccc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6.4972in" style:type="right"/>
        </style:tab-stops>
        <style:background-image/>
      </style:paragraph-properties>
    </style:style>
    <style:style style:name="P7" style:family="paragraph" style:parent-style-name="Standard">
      <style:paragraph-properties fo:background-color="#cccccc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4pt" fo:font-style="normal" fo:font-weight="normal" style:font-size-asian="4pt" style:font-style-asian="normal" style:font-weight-asian="normal" style:font-style-complex="normal" style:font-weight-complex="normal" text:display="true"/>
    </style:style>
    <style:style style:name="P8" style:family="paragraph" style:parent-style-name="Standard">
      <style:paragraph-properties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2.5598in"/>
        </style:tab-stops>
      </style:paragraph-properties>
    </style:style>
    <style:style style:name="P9" style:family="paragraph" style:parent-style-name="Standard">
      <style:paragraph-properties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2.5598in"/>
        </style:tab-stops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1" style:family="paragraph" style:parent-style-name="Standard">
      <style:paragraph-properties fo:background-color="#e5e5e5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2" style:family="paragraph" style:parent-style-name="Standard">
      <style:paragraph-properties fo:background-color="#e5e5e5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3.5445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3" style:family="paragraph" style:parent-style-name="Standard">
      <style:paragraph-properties fo:background-color="#e5e5e5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2.4646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bold" style:font-size-asian="11pt" style:font-style-asian="normal" style:font-weight-asian="bold" style:font-style-complex="normal" style:font-weight-complex="bold" text:display="true"/>
    </style:style>
    <style:style style:name="P14" style:family="paragraph" style:parent-style-name="Standard">
      <style:paragraph-properties fo:margin-left="0in" fo:margin-right="0in" fo:text-indent="0in" style:auto-text-indent="false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5" style:family="paragraph" style:parent-style-name="Standard">
      <style:paragraph-properties fo:background-color="#e6e6e6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3.5445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6" style:family="paragraph" style:parent-style-name="Standard">
      <style:paragraph-properties fo:background-color="#e6e6e6" fo:padding-left="0.0835in" fo:padding-right="0.0835in" fo:padding-top="0.0138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3.5445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bold" style:font-size-asian="11pt" style:font-style-asian="normal" style:font-weight-asian="bold" style:font-style-complex="normal" style:font-weight-complex="bold" text:display="true"/>
    </style:style>
    <style:style style:name="P17" style:family="paragraph" style:parent-style-name="Standard">
      <style:paragraph-properties fo:background-color="#e6e6e6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8" style:family="paragraph" style:parent-style-name="Normal_20_Indent"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19" style:family="paragraph" style:parent-style-name="Standard" style:list-style-name="L1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size="11pt" fo:font-weight="normal" style:font-size-asian="11pt" style:font-weight-asian="normal" style:font-size-complex="10pt" style:font-weight-complex="normal" text:display="true"/>
    </style:style>
    <style:style style:name="P20" style:family="paragraph" style:parent-style-name="Standard" style:list-style-name="L2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size="11pt" fo:font-weight="normal" style:font-size-asian="11pt" style:font-weight-asian="normal" style:font-size-complex="10pt" style:font-weight-complex="normal" text:display="true"/>
    </style:style>
    <style:style style:name="P21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size="11pt" fo:font-weight="normal" style:font-size-asian="11pt" style:font-weight-asian="normal" style:font-size-complex="10pt" style:font-weight-complex="normal" text:display="true"/>
    </style:style>
    <style:style style:name="P22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size="11pt" fo:font-weight="normal" style:font-size-asian="11pt" style:font-weight-asian="normal" style:font-weight-complex="normal" text:display="true"/>
    </style:style>
    <style:style style:name="P23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ize-complex="10pt" style:font-style-complex="normal" style:font-weight-complex="normal" text:display="true"/>
    </style:style>
    <style:style style:name="P24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25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26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27" style:family="paragraph" style:parent-style-name="Standard" style:list-style-name="L3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weight="normal" style:font-weight-asian="normal" style:font-weight-complex="normal"/>
    </style:style>
    <style:style style:name="P28" style:family="paragraph" style:parent-style-name="Standard" style:list-style-name="L5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weight="normal" style:font-weight-asian="normal" style:font-weight-complex="normal"/>
    </style:style>
    <style:style style:name="P29" style:family="paragraph" style:parent-style-name="Standard" style:list-style-name="L6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weight="normal" style:font-weight-asian="normal" style:font-weight-complex="normal"/>
    </style:style>
    <style:style style:name="P30" style:family="paragraph" style:parent-style-name="Standard" style:list-style-name="L9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weight="normal" style:font-weight-asian="normal" style:font-weight-complex="normal"/>
    </style:style>
    <style:style style:name="P31" style:family="paragraph" style:parent-style-name="Standard" style:list-style-name="L10">
      <style:paragraph-properties fo:background-color="transparent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  <style:tab-stop style:position="3.9244in"/>
        </style:tab-stops>
        <style:background-image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size="10pt" fo:font-weight="bold" style:font-size-asian="10pt" style:font-weight-asian="bold" style:font-size-complex="10pt" style:font-weight-complex="bold" text:display="true"/>
    </style:style>
    <style:style style:name="P33" style:family="paragraph" style:parent-style-name="Standard">
      <style:paragraph-properties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</style:paragraph-properties>
      <style:text-properties fo:font-size="10pt" fo:font-weight="normal" style:font-size-asian="10pt" style:font-weight-asian="normal" style:font-size-complex="10pt" style:font-weight-complex="normal" text:display="true"/>
    </style:style>
    <style:style style:name="P34" style:family="paragraph" style:parent-style-name="Standard">
      <style:paragraph-properties fo:background-color="#e6e6e6" fo:padding-left="0.0835in" fo:padding-right="0.0835in" fo:padding-top="0in" fo:padding-bottom="0in" fo:border-left="0.0071in solid #000000" fo:border-right="0.0071in solid #000000" fo:border-top="0.0071in solid #000000" fo:border-bottom="none" style:shadow="#000000 0.0937in 0.0937in">
        <style:tab-stops>
          <style:tab-stop style:position="1.4772in"/>
        </style:tab-stops>
        <style:background-image/>
      </style:paragraph-properties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35" style:family="paragraph" style:parent-style-name="Heading_20_3"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36" style:family="paragraph" style:parent-style-name="Normal_20_Indent"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P37" style:family="paragraph" style:parent-style-name="Normal_20_Indent" style:list-style-name="L8">
      <style:text-properties fo:font-variant="normal" fo:text-transform="none" style:text-outline="false" style:text-line-through-style="none" fo:font-size="11pt" fo:language="en" fo:country="US" fo:font-style="normal" fo:font-weight="normal" style:font-size-asian="11pt" style:font-style-asian="normal" style:font-weight-asian="normal" style:font-style-complex="normal" style:font-weight-complex="normal" text:display="tru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3" style:family="text">
      <style:text-properties fo:font-variant="normal" fo:text-transform="none" style:text-outline="false" style:text-line-through-style="none" fo:font-size="11pt" fo:font-style="normal" fo:font-weight="bold" style:font-size-asian="11pt" style:font-style-asian="normal" style:font-weight-asian="bold" style:font-style-complex="normal" style:font-weight-complex="bold" text:display="true"/>
    </style:style>
    <style:style style:name="T4" style:family="text">
      <style:text-properties fo:font-variant="normal" fo:text-transform="none" style:text-outline="false" style:text-line-through-style="none" fo:font-size="11pt" fo:font-style="normal" fo:font-weight="normal" style:font-size-asian="11pt" style:font-style-asian="normal" style:font-weight-asian="normal" style:font-size-complex="10pt" style:font-style-complex="normal" style:font-weight-complex="normal" text:display="true"/>
    </style:style>
    <style:style style:name="T5" style:family="text">
      <style:text-properties fo:font-variant="normal" fo:text-transform="none" style:text-outline="false" style:text-line-through-style="none" fo:font-size="11pt" fo:font-style="normal" style:font-size-asian="11pt" style:font-style-asian="normal" style:font-size-complex="10pt" style:font-style-complex="normal" text:display="true"/>
    </style:style>
    <style:style style:name="T6" style:family="text">
      <style:text-properties fo:language="en" fo:country="US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outline="false"/>
    </style:style>
    <style:style style:name="T11" style:family="text">
      <style:text-properties style:text-line-through-style="none"/>
    </style:style>
    <style:style style:name="T12" style:family="text">
      <style:text-properties fo:font-style="normal"/>
    </style:style>
    <style:style style:name="T13" style:family="text">
      <style:text-properties style:font-style-asian="normal"/>
    </style:style>
    <style:style style:name="T14" style:family="text">
      <style:text-properties style:font-style-complex="normal"/>
    </style:style>
    <style:style style:name="T15" style:family="text">
      <style:text-properties fo:font-size="11pt"/>
    </style:style>
    <style:style style:name="T16" style:family="text">
      <style:text-properties fo:font-size="11pt" fo:font-weight="normal" style:font-size-asian="11pt" style:font-weight-asian="normal" style:font-size-complex="10pt" style:font-weight-complex="normal" text:display="true"/>
    </style:style>
    <style:style style:name="T17" style:family="text">
      <style:text-properties style:font-size-asian="11pt"/>
    </style:style>
    <style:style style:name="T18" style:family="text">
      <style:text-properties text:display="true"/>
    </style:style>
    <style:style style:name="T19" style:family="text">
      <style:text-properties fo:font-size="10pt"/>
    </style:style>
    <style:style style:name="T20" style:family="text">
      <style:text-properties style:font-size-asian="10pt"/>
    </style:style>
    <style:style style:name="T21" style:family="text">
      <style:text-properties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text:span text:style-name="T7">Project Description: ModeRNA improvements</text:span><text:tab/><text:span text:style-name="T2"><text:modification-date style:data-style-name="N30">31.03.11</text:modification-date></text:span></text:p>
      <text:p text:style-name="P7"/>
      <text:p text:style-name="P10"/>
      <text:p text:style-name="P8"><text:span text:style-name="T3">Participants:</text:span><text:tab/>Lena, Kristian, Julek</text:p>
      <text:p text:style-name="P8"><text:span text:style-name="T3">Stakeholders:</text:span><text:tab/>Tomek, Janusz, Konrad Tomala, Tomasz Sołtysinski, Kosa, <text:line-break/><text:tab/>Asia Kasprzak, Pawel Skiba, Jochen Ismer, Marcin Skorupski, <text:line-break/><text:tab/>Peter Hildebrand, Piotr Zaremba, Justyna Wojtczak, Jarek Jeleniewicz</text:p>
      <text:p text:style-name="P1"/>
      <text:p text:style-name="P12"/>
      <text:p text:style-name="P13">Project objective (short):<text:tab/>Make ModeRNA even better</text:p>
      <text:p text:style-name="P11"/>
      <text:p text:style-name="P9"/>
      <text:p text:style-name="P9">Task description:</text:p>
      <text:p text:style-name="P14">Make ModeRNA more competitive with other applications in the field. Things that could be improved are: Use isostericity to construct secondary/tertiary structures from an alignment, include various experimental constraints (cross-linking, footprinting, accessibility assays, MS and others)...</text:p>
      <text:p text:style-name="P14">This does not include the web server (separate project).</text:p>
      <text:p text:style-name="P1"/>
      <text:p text:style-name="P15"/>
      <text:p text:style-name="P16">Expected results:<text:line-break/><text:span text:style-name="T9">- New releases of ModeRNA</text:span></text:p>
      <text:p text:style-name="P17">- Something that can be put into a follow-up paper<text:line-break/>- This document does not cover features requested to Julek.</text:p>
      <text:p text:style-name="P17"/>
      <text:p text:style-name="P3"/>
      <text:p text:style-name="P4">Explicit wishes from customers:</text:p>
      <text:list xml:id="list1898790415" text:style-name="L3">
        <text:list-item>
          <text:p text:style-name="P27"><text:span text:style-name="T8">[IMPORTANT 02/2011] </text:span>make write_fragment_candidates faster [KR]</text:p>
        </text:list-item>
        <text:list-item>
          <text:p text:style-name="P27"><text:span text:style-name="T8">[IMPORTANT 02/2011] </text:span>add to documentation how to create Template with different chain [Asia]</text:p>
        </text:list-item>
      </text:list>
      <text:list xml:id="list1999146239" text:style-name="L5">
        <text:list-item>
          <text:p text:style-name="P28">add new function: extend_5p / extend_3p [KR]</text:p>
        </text:list-item>
      </text:list>
      <text:list xml:id="list1542739790" text:continue-list="list1898790415" text:style-name="L3">
        <text:list-item>
          <text:p text:style-name="P27">clean_pdb should produce some more log messages [TP]</text:p>
        </text:list-item>
      </text:list>
      <text:list xml:id="list705050958" text:style-name="L1">
        <text:list-item>
          <text:p text:style-name="P19">gaps separated by one nucleotide crash! [Jochen]</text:p>
        </text:list-item>
      </text:list>
      <text:list xml:id="list2067907542" text:style-name="L9">
        <text:list-item>
          <text:p text:style-name="P30">extend gaps by one resi on each side if no good loop found [JMB]<text:line-break/>- if no/bad linker is found extend the gap by +1 on each side</text:p>
        </text:list-item>
      </text:list>
      <text:list xml:id="list1950643384" text:continue-list="list1542739790" text:style-name="L3">
        <text:list-header>
          <text:p text:style-name="P27">- define parts of the alignment as helical/loop, or interchangeable parts</text:p>
          <text:p text:style-name="P27">- allow alignment do define one segment in the alignment replaced by a linker (non-shrink-mode).</text:p>
        </text:list-header>
        <text:list-item>
          <text:p text:style-name="P27">output of match_target/model … could be more detailed [PH]</text:p>
        </text:list-item>
        <text:list-item>
          <text:p text:style-name="P24">ModeRNA should have a 'DNA mode' (remove_modifications on DNA is strange).[Kosa]</text:p>
        </text:list-item>
        <text:list-item>
          <text:p text:style-name="P25">In DNA mode, all DNA bases should be uppercase!! [Kosa]</text:p>
        </text:list-item>
        <text:list-item>
          <text:p text:style-name="P24">command for exchanging basepairs(chain,res) would be great [Kosa]</text:p>
        </text:list-item>
        <text:list-item>
          <text:p text:style-name="P24">load_model should load all chains [Kosa]</text:p>
        </text:list-item>
        <text:list-item>
          <text:p text:style-name="P22">Syntax for addressing multiple chains: <text:s/>add_one_modification('D/6') [Kosa]</text:p>
        </text:list-item>
      </text:list>
      <text:p text:style-name="P3"/>
      <text:p text:style-name="P32">Questions:</text:p>
      <text:list xml:id="list1654519466" text:continue-numbering="true" text:style-name="L3">
        <text:list-item>
          <text:p text:style-name="P21">should path for write_fragment_candidates() exist?</text:p>
        </text:list-item>
        <text:list-item>
          <text:p text:style-name="P23">Should ModernaSequence.__eq__ –&gt; 'a' == 'A' be True?</text:p>
        </text:list-item>
      </text:list>
      <text:p text:style-name="P32"/>
      <text:p text:style-name="P9">Our own ideas:</text:p>
      <text:list xml:id="list181768717" text:continue-numbering="true" text:style-name="L3">
        <text:list-item>
          <text:p text:style-name="P27"><text:span text:style-name="T8">[IMPORTANT 02/2011] </text:span>clean up README</text:p>
        </text:list-item>
        <text:list-item>
          <text:p text:style-name="P27"><text:span text:style-name="T8">[IMPORTANT 02/2011] </text:span>Get rid of the data_type field in RNAChain.</text:p>
        </text:list-item>
        <text:list-item>
          <text:p text:style-name="P27">add missing atoms from ribose (C5', O5')</text:p>
        </text:list-item>
      </text:list>
      <text:list xml:id="list719639957" text:style-name="L2">
        <text:list-item>
          <text:p text:style-name="P20">add labels to candidates.log from write_fragment_candidates()</text:p>
        </text:list-item>
      </text:list>
      <text:list xml:id="list847013108" text:style-name="L10">
        <text:list-item>
          <text:p text:style-name="P31">CHECK len(Sequence(„A_A“)) == 3</text:p>
        </text:list-item>
      </text:list>
      <text:list xml:id="list1084283911" text:continue-list="list181768717" text:style-name="L3">
        <text:list-item>
          <text:p text:style-name="P27">CHECK Sequence(„AA“) == Sequence(„A_A“)</text:p>
        </text:list-item>
        <text:list-item>
          <text:p text:style-name="P27">CHECK Sequence(„P“) == Sequence(„U“)</text:p>
        </text:list-item>
        <text:list-item>
          <text:p text:style-name="P27"><text:soft-page-break/>CHECK should we drop the „_“ from Sequences</text:p>
        </text:list-item>
      </text:list>
      <text:list xml:id="list1457017071" text:style-name="L6">
        <text:list-item>
          <text:p text:style-name="P29">clean up log messages</text:p>
        </text:list-item>
      </text:list>
      <text:list xml:id="list543287153" text:continue-list="list1084283911" text:style-name="L3">
        <text:list-item>
          <text:p text:style-name="P23">log file should be written in interactive mode continuously(?).</text:p>
        </text:list-item>
        <text:list-item>
          <text:p text:style-name="P27">recognition of chains</text:p>
        </text:list-item>
        <text:list-item>
          <text:p text:style-name="P27">trzeba będzie wygenerować logi i pliki dla całego tutorialu, bo sporo mogło się pozmieniać przez poprawki w ModeRNA</text:p>
        </text:list-item>
        <text:list-item>
          <text:p text:style-name="P27">Poza tym, w związku z tym, że są stosunkowo często nowe wydania ModeRNA, to tutorial szybko staje się nieaktualny, a nie przerabiamy go na bieżąco (co sprawia, że osoba używająca ModeRNA 1.3, może wygenerować inny model, niż w podany tutorialu model referencyjny - chyba, że wtedy w tutorialu trzeba dużymi literami u góry pisać, że został on stworzony w oparciu o ModeRNA w wersji X.X i podać datę).</text:p>
        </text:list-item>
        <text:list-item>
          <text:p text:style-name="P27">document: how to use ModernaFragment with fragments longer than 26 residues. → with keep_all_numbers!</text:p>
        </text:list-item>
        <text:list-item>
          <text:p text:style-name="P27">add __repr__ method to each class.</text:p>
        </text:list-item>
        <text:list-item>
          <text:p text:style-name="P24">add function for a-minor motifs.</text:p>
        </text:list-item>
        <text:list-item>
          <text:p text:style-name="P27">setting custom radii for clash recognition.</text:p>
        </text:list-item>
        <text:list-item>
          <text:p text:style-name="P24">check comments and TODOs in the code</text:p>
        </text:list-item>
        <text:list-item>
          <text:p text:style-name="P23">load_model should generate a message.</text:p>
        </text:list-item>
        <text:list-item>
          <text:p text:style-name="P27">refactor Alignment boxes?</text:p>
        </text:list-item>
        <text:list-item>
          <text:p text:style-name="P27">Complete missing occupancy colums and wrong OP1/OP2 names in PDB (examples from MG/LK).</text:p>
        </text:list-item>
        <text:list-item>
          <text:p text:style-name="P26">Do something with Beta Factors</text:p>
        </text:list-item>
        <text:list-item>
          <text:p text:style-name="P27"><text:span text:style-name="T5">add test for 2bte_E x 1h3e_C in ModeRNA.</text:span></text:p>
        </text:list-item>
        <text:list-item>
          <text:p text:style-name="P27">Modeling structures with two chains/ions/water/protein preserved</text:p>
        </text:list-item>
        <text:list-item>
          <text:p text:style-name="P27">Fragment library 2.0</text:p>
        </text:list-item>
        <text:list-item>
          <text:p text:style-name="P27">Make several loop modeling strategies available (end atoms, cutting stems or not, etc).</text:p>
        </text:list-item>
        <text:list-item>
          <text:p text:style-name="P24">Substitute backbone rotamers in the structure.</text:p>
        </text:list-item>
        <text:list-item>
          <text:p text:style-name="P24">Assemble a RNA structure or part thereof according to the 2-letter Richardson notation.</text:p>
        </text:list-item>
        <text:list-item>
          <text:p text:style-name="P24">Characterize loops by suite string, structure quality, </text:p>
        </text:list-item>
        <text:list-item>
          <text:p text:style-name="P24">How well can native RNA structures be rebuilt from LIR, excluding fragments from that structure itself?</text:p>
        </text:list-item>
        <text:list-item>
          <text:p text:style-name="P24">Make loop classification: loop order, bulge, interior, multi-loop, exterior, stacked pair</text:p>
        </text:list-item>
        <text:list-item>
          <text:p text:style-name="P24">Implement some more efficient procedure to extract loops from PDB</text:p>
        </text:list-item>
        <text:list-item>
          <text:p text:style-name="P24">Library of 2D motifs</text:p>
        </text:list-item>
        <text:list-item>
          <text:p text:style-name="P24">Check substituted base pairs for isostericity</text:p>
        </text:list-item>
        <text:list-item>
          <text:p text:style-name="P24">Play around with sugar/base conformation (rotamers) (REMOVING CLASHES)</text:p>
        </text:list-item>
        <text:list-item>
          <text:p text:style-name="P24">Multiple alignment as input.</text:p>
        </text:list-item>
        <text:list-item>
          <text:p text:style-name="P24">Secondary structure as input.</text:p>
        </text:list-item>
        <text:list-item>
          <text:p text:style-name="P24">Database with fragments (cycles, bigger fragments from Eric, dublets)</text:p>
        </text:list-item>
        <text:list-item>
          <text:p text:style-name="P24">Multi-template modeling</text:p>
        </text:list-item>
        <text:list-item>
          <text:p text:style-name="P24">Include IDI from Jesse</text:p>
        </text:list-item>
        <text:list-item>
          <text:p text:style-name="P24">Include correspondence-based alignments (Rob Knight)</text:p>
        </text:list-item>
        <text:list-item>
          <text:p text:style-name="P24">rough energy estimation for BPs and loops (see Cargese p.19)</text:p>
        </text:list-item>
      </text:list>
      <text:p text:style-name="P2"/>
      <text:h text:style-name="P35" text:outline-level="3"/>
      <text:p text:style-name="P18">Note for improving Alignment interpretation:</text:p>
      <text:p text:style-name="P18"/>
      <text:p text:style-name="P18">function traverses once over all AlignmentPositions; manages one continuous stretch of the alignment at a time, the beginning and end shifting right during traversal, depending on the situation. it adds AP's either to copy/add_modi/etc boxes or to the add_fragment5/3/53 boxes. Recognizes different situation by being in one of these states all the time:</text:p>
      <text:list xml:id="list1719932057" text:style-name="L8">
        <text:list-item>
          <text:p text:style-name="P37">start, 1 ungapped, 2-ungapped, target_gap_open, template_gap_open, 1_after_target_gap, 1_after_template_gap, combined_gap, 5_extension_open, …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Standard" style:default-outline-level="1" style:class="text"/>
    <style:style style:name="Heading_20_2" style:display-name="Heading 2" style:family="paragraph" style:parent-style-name="Header" style:next-style-name="Standard" style:default-outline-level="2" style:class="text"/>
    <style:style style:name="Heading_20_3" style:display-name="Heading 3" style:family="paragraph" style:parent-style-name="Header" style:next-style-name="Normal_20_Indent" style:default-outline-level="3" style:class="text"/>
    <style:style style:name="Heading_20_4" style:display-name="Heading 4" style:family="paragraph" style:parent-style-name="Header" style:next-style-name="Normal_20_Indent" style:default-outline-level="4" style:class="text"/>
    <style:style style:name="Heading_20_5" style:display-name="Heading 5" style:family="paragraph" style:parent-style-name="Header" style:next-style-name="Normal_20_Indent" style:default-outline-level="5" style:class="text"/>
    <style:style style:name="Heading_20_6" style:display-name="Heading 6" style:family="paragraph" style:parent-style-name="Header" style:next-style-name="Normal_20_Indent" style:default-outline-level="6" style:class="text"/>
    <style:style style:name="Heading_20_7" style:display-name="Heading 7" style:family="paragraph" style:parent-style-name="Header" style:next-style-name="Normal_20_Indent" style:default-outline-level="7" style:class="text"/>
    <style:style style:name="Heading_20_8" style:display-name="Heading 8" style:family="paragraph" style:parent-style-name="Header" style:next-style-name="Normal_20_Indent" style:default-outline-level="8" style:class="text"/>
    <style:style style:name="Heading_20_9" style:display-name="Heading 9" style:family="paragraph" style:parent-style-name="Header" style:next-style-name="Normal_20_Indent" style:default-outline-level="9" style:class="text"/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Indent" style:display-name="Normal Indent" style:family="paragraph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1-14T10:47:23</meta:creation-date>
    <dc:date>2011-03-31T17:56:01</dc:date>
    <dc:language>de-DE</dc:language>
    <meta:editing-cycles>107</meta:editing-cycles>
    <meta:editing-duration>PT25H15M46S</meta:editing-duration>
    <dc:creator>Kristian Rother</dc:creator>
    <meta:printed-by>lenam </meta:printed-by>
    <meta:print-date>2010-12-01T14:04:36</meta:print-date>
    <meta:document-statistic meta:table-count="0" meta:image-count="0" meta:object-count="0" meta:page-count="2" meta:paragraph-count="73" meta:word-count="774" meta:character-count="5043"/>
    <meta:user-defined meta:name="Info 1"/>
    <meta:user-defined meta:name="Info 2"/>
    <meta:user-defined meta:name="Info 3"/>
    <meta:user-defined meta:name="Info 4"/>
  </office:meta>
</office:document-meta>
</file>